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98in"/>
    </style:style>
    <style:style style:name="co2" style:family="table-column">
      <style:table-column-properties fo:break-before="auto" style:column-width="4.9362in"/>
    </style:style>
    <style:style style:name="co3" style:family="table-column">
      <style:table-column-properties fo:break-before="auto" style:column-width="3.699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1.078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9016in" fo:break-before="auto" style:use-optimal-row-height="true"/>
    </style:style>
    <style:style style:name="ro12" style:family="table-row">
      <style:table-row-properties style:row-height="2.311in" fo:break-before="auto" style:use-optimal-row-height="true"/>
    </style:style>
    <style:style style:name="ro13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1.4299in" fo:break-before="auto" style:use-optimal-row-height="true"/>
    </style:style>
    <style:style style:name="ro15" style:family="table-row">
      <style:table-row-properties style:row-height="1.2535in" fo:break-before="auto" style:use-optimal-row-height="true"/>
    </style:style>
    <style:style style:name="ro16" style:family="table-row">
      <style:table-row-properties style:row-height="0.1772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1783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ce1" style:family="table-cell" style:parent-style-name="Default">
      <style:text-properties style:font-name="Sans" style:font-name-asian="Droid Sans Fallback" style:font-name-complex="FreeSan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5" table:default-cell-style-name="Default"/>
        <table:table-row table:style-name="ro1">
          <table:table-cell table:style-name="Gnumeric-default" office:value-type="string" calcext:value-type="string">
            <text:p>Id</text:p>
          </table:table-cell>
          <table:table-cell table:style-name="Gnumeric-default" office:value-type="string" calcext:value-type="string">
            <text:p>en</text:p>
          </table:table-cell>
          <table:table-cell table:style-name="Gnumeric-default" office:value-type="string" calcext:value-type="string">
            <text:p>ru</text:p>
          </table:table-cell>
          <table:table-cell table:style-name="Gnumeric-default" table:number-columns-repeated="125"/>
        </table:table-row>
        <table:table-row table:style-name="ro2">
          <table:table-cell table:style-name="Gnumeric-default" office:value-type="string" calcext:value-type="string">
            <text:p>CellTaskMenu_Header</text:p>
          </table:table-cell>
          <table:table-cell table:style-name="Gnumeric-default" office:value-type="string" calcext:value-type="string">
            <text:p>Tasks</text:p>
          </table:table-cell>
          <table:table-cell table:style-name="Gnumeric-default" office:value-type="string" calcext:value-type="string">
            <text:p>Задания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InfoMenu_Header</text:p>
          </table:table-cell>
          <table:table-cell table:style-name="Gnumeric-default" office:value-type="string" calcext:value-type="string">
            <text:p>Cell Info</text:p>
          </table:table-cell>
          <table:table-cell table:style-name="Gnumeric-default" office:value-type="string" calcext:value-type="string">
            <text:p>Информация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InfoMenu_Level</text:p>
          </table:table-cell>
          <table:table-cell table:style-name="Gnumeric-default" office:value-type="string" calcext:value-type="string">
            <text:p>Level</text:p>
          </table:table-cell>
          <table:table-cell table:style-name="Gnumeric-default" office:value-type="string" calcext:value-type="string">
            <text:p>Уровень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InfoMenu_Members</text:p>
          </table:table-cell>
          <table:table-cell table:style-name="Gnumeric-default" office:value-type="string" calcext:value-type="string">
            <text:p>Members:</text:p>
          </table:table-cell>
          <table:table-cell table:style-name="Gnumeric-default" office:value-type="string" calcext:value-type="string">
            <text:p>Персонал: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InfoMenu_Cach</text:p>
          </table:table-cell>
          <table:table-cell table:style-name="Gnumeric-default" office:value-type="string" calcext:value-type="string">
            <text:p>Cach:</text:p>
          </table:table-cell>
          <table:table-cell table:style-name="Gnumeric-default" office:value-type="string" calcext:value-type="string">
            <text:p>Деньги: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InfoMenu_PursuedLow</text:p>
          </table:table-cell>
          <table:table-cell table:style-name="Gnumeric-default" office:value-type="string" calcext:value-type="string">
            <text:p>Low pursued level</text:p>
          </table:table-cell>
          <table:table-cell table:style-name="Gnumeric-default" office:value-type="string" calcext:value-type="string">
            <text:p>Низкий уровень известности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InfoMenu_PursuedMid</text:p>
          </table:table-cell>
          <table:table-cell table:style-name="Gnumeric-default" office:value-type="string" calcext:value-type="string">
            <text:p>Middle pursued level</text:p>
          </table:table-cell>
          <table:table-cell table:style-name="Gnumeric-default" office:value-type="string" calcext:value-type="string">
            <text:p>Средний уровень известности</text:p>
          </table:table-cell>
          <table:table-cell table:style-name="Gnumeric-default" table:number-columns-repeated="125"/>
        </table:table-row>
        <table:table-row table:style-name="ro5">
          <table:table-cell table:style-name="Gnumeric-default" office:value-type="string" calcext:value-type="string">
            <text:p>CellInfoMenu_PursuedHigh</text:p>
          </table:table-cell>
          <table:table-cell table:style-name="Gnumeric-default" office:value-type="string" calcext:value-type="string">
            <text:p>High pursued level</text:p>
          </table:table-cell>
          <table:table-cell table:style-name="Gnumeric-default" office:value-type="string" calcext:value-type="string">
            <text:p>Высокий уровень известности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InfoMenu_Morale</text:p>
          </table:table-cell>
          <table:table-cell table:style-name="Gnumeric-default" office:value-type="string" calcext:value-type="string">
            <text:p>Morale:</text:p>
          </table:table-cell>
          <table:table-cell table:style-name="Gnumeric-default" office:value-type="string" calcext:value-type="string">
            <text:p>Мораль: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InfoMenu_Devotion</text:p>
          </table:table-cell>
          <table:table-cell table:style-name="Gnumeric-default" office:value-type="string" calcext:value-type="string">
            <text:p>Devotion:</text:p>
          </table:table-cell>
          <table:table-cell table:style-name="Gnumeric-default" office:value-type="string" calcext:value-type="string">
            <text:p>Преданность: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TaskMenuItem_Start</text:p>
          </table:table-cell>
          <table:table-cell table:style-name="Gnumeric-default" office:value-type="string" calcext:value-type="string">
            <text:p>Start</text:p>
          </table:table-cell>
          <table:table-cell table:style-name="Gnumeric-default" office:value-type="string" calcext:value-type="string">
            <text:p>Начать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TaskMenuItem_Duration</text:p>
          </table:table-cell>
          <table:table-cell table:style-name="Gnumeric-default" office:value-type="string" calcext:value-type="string">
            <text:p>Duration:</text:p>
          </table:table-cell>
          <table:table-cell table:style-name="Gnumeric-default" office:value-type="string" calcext:value-type="string">
            <text:p>Время: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TaskMenuItem_Chanse</text:p>
          </table:table-cell>
          <table:table-cell table:style-name="Gnumeric-default" office:value-type="string" calcext:value-type="string">
            <text:p>Chanse:</text:p>
          </table:table-cell>
          <table:table-cell table:style-name="Gnumeric-default" office:value-type="string" calcext:value-type="string">
            <text:p>Шанс: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TapToContinue</text:p>
          </table:table-cell>
          <table:table-cell table:style-name="Gnumeric-default" office:value-type="string" calcext:value-type="string">
            <text:p>Tap to continue</text:p>
          </table:table-cell>
          <table:table-cell table:style-name="Gnumeric-default" office:value-type="string" calcext:value-type="string">
            <text:p>Нажмите для продолжения</text:p>
          </table:table-cell>
          <table:table-cell table:style-name="Gnumeric-default" table:number-columns-repeated="125"/>
        </table:table-row>
        <table:table-row table:style-name="ro6">
          <table:table-cell office:value-type="string" calcext:value-type="string">
            <text:p>Tutorial_Btn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Продолжить</text:p>
          </table:table-cell>
          <table:table-cell table:style-name="Gnumeric-default" table:number-columns-repeated="125"/>
        </table:table-row>
        <table:table-row table:style-name="ro7">
          <table:table-cell table:style-name="Gnumeric-default" office:value-type="string" calcext:value-type="string">
            <text:p>Tutorial_Welcome_Step1</text:p>
          </table:table-cell>
          <table:table-cell table:style-name="Gnumeric-default" office:value-type="string" calcext:value-type="string">
            <text:p>Welcome to control center</text:p>
            <text:p>of your secret organization</text:p>
          </table:table-cell>
          <table:table-cell table:style-name="Gnumeric-default" office:value-type="string" calcext:value-type="string">
            <text:p>Добро пожаловать в центр управления</text:p>
            <text:p>вашей тайной организацией!</text:p>
          </table:table-cell>
          <table:table-cell table:number-columns-repeated="125"/>
        </table:table-row>
        <table:table-row table:style-name="ro8">
          <table:table-cell table:style-name="Gnumeric-default" office:value-type="string" calcext:value-type="string">
            <text:p>Tutorial_Welcome_Step2</text:p>
          </table:table-cell>
          <table:table-cell table:style-name="Gnumeric-default" office:value-type="string" calcext:value-type="string">
            <text:p>Choose the city where you</text:p>
            <text:p>will do you first steps</text:p>
          </table:table-cell>
          <table:table-cell table:style-name="Gnumeric-default" office:value-type="string" calcext:value-type="string">
            <text:p>Выберите город в</text:p>
            <text:p>котором сделаете</text:p>
            <text:p>свой первый шаг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AfterCreatingFirstCell</text:p>
          </table:table-cell>
          <table:table-cell table:style-name="Gnumeric-default" office:value-type="string" calcext:value-type="string">
            <text:p>Самое время</text:p>
            <text:p>начать вербовку</text:p>
            <text:p/>
            <text:p>Нажмите на ячейку</text:p>
            <text:p>и зайдитите в</text:p>
            <text:p>меню заданий</text:p>
          </table:table-cell>
          <table:table-cell table:style-name="Gnumeric-default" office:value-type="string" calcext:value-type="string">
            <text:p>Самое время</text:p>
            <text:p>начать вербовку</text:p>
            <text:p/>
            <text:p>Нажмите на ячейку</text:p>
            <text:p>и зайдитите в</text:p>
            <text:p>меню заданий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BeforeStartFirstTask</text:p>
          </table:table-cell>
          <table:table-cell table:number-columns-repeated="2" office:value-type="string" calcext:value-type="string">
            <text:p>Теперь выберите задачу вербовки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utorial_AfterFirstTaskFinished</text:p>
          </table:table-cell>
          <table:table-cell office:value-type="string" calcext:value-type="string">
            <text:p>Ячейка завершила набор агентов!</text:p>
            <text:p/>
            <text:p>Откройте меню заданий</text:p>
            <text:p>и дайте ей первую</text:p>
            <text:p>серьезную работу</text:p>
          </table:table-cell>
          <table:table-cell office:value-type="string" calcext:value-type="string">
            <text:p>Ячейка завершила набор агентов!</text:p>
            <text:p/>
            <text:p>Откройте меню заданий</text:p>
            <text:p>и дайте ей первую</text:p>
            <text:p>серьезную работу</text:p>
          </table:table-cell>
          <table:table-cell table:number-columns-repeated="125"/>
        </table:table-row>
        <table:table-row table:style-name="ro12">
          <table:table-cell office:value-type="string" calcext:value-type="string">
            <text:p>Tutorial_AfterRealWorkDone</text:p>
          </table:table-cell>
          <table:table-cell office:value-type="string" calcext:value-type="string">
            <text:p>Сложно укрепить</text:p>
            <text:p>свою власть,</text:p>
            <text:p>контроллируя всего</text:p>
            <text:p>один город. Вы можете</text:p>
            <text:p>создавать новые</text:p>
            <text:p>ячейки в других городах,</text:p>
            <text:p> развивая таким</text:p>
            <text:p>образом свою</text:p>
            <text:p>тайную организацию.</text:p>
            <text:p/>
            <text:p>Выберите свою ячейку</text:p>
            <text:p>и откройте меню создания</text:p>
            <text:p>дочерних ячеек.</text:p>
          </table:table-cell>
          <table:table-cell office:value-type="string" calcext:value-type="string">
            <text:p>Сложно укрепить</text:p>
            <text:p>свою власть,</text:p>
            <text:p>контроллируя всего</text:p>
            <text:p>один город. Вы можете</text:p>
            <text:p>создавать новые</text:p>
            <text:p>ячейки в других городах,</text:p>
            <text:p> развивая таким</text:p>
            <text:p>образом свою</text:p>
            <text:p>тайную организацию.</text:p>
            <text:p/>
            <text:p>Выберите свою ячейку</text:p>
            <text:p>и откройте меню создания</text:p>
            <text:p>дочерних ячеек.</text:p>
          </table:table-cell>
          <table:table-cell table:number-columns-repeated="125"/>
        </table:table-row>
        <table:table-row table:style-name="ro13">
          <table:table-cell office:value-type="string" calcext:value-type="string">
            <text:p>Tutorial_OnCreateFirstSpinoff_Step1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table:number-columns-repeated="125"/>
        </table:table-row>
        <table:table-row table:style-name="ro14">
          <table:table-cell office:value-type="string" calcext:value-type="string">
            <text:p>Tutorial_OnCreateFirstSpinoff_Step2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table:number-columns-repeated="125"/>
        </table:table-row>
        <table:table-row table:style-name="ro15">
          <table:table-cell office:value-type="string" calcext:value-type="string">
            <text:p>Tutorial_FirstInvestigationStarted</text:p>
          </table:table-cell>
          <table:table-cell office:value-type="string" calcext:value-type="string">
            <text:p>Ячейка уходит</text:p>
            <text:p>от преследования.</text:p>
            <text:p/>
            <text:p>Мы должны</text:p>
            <text:p>замести следы.</text:p>
            <text:p>Быстро тапайте на</text:p>
            <text:p>красную кнопку.</text:p>
          </table:table-cell>
          <table:table-cell office:value-type="string" calcext:value-type="string">
            <text:p>Ячейка уходит</text:p>
            <text:p>от преследования.</text:p>
            <text:p/>
            <text:p>Мы должны</text:p>
            <text:p>замести следы.</text:p>
            <text:p>Быстро тапайте на</text:p>
            <text:p>красную кнопку.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FirstUncatchedInvestigator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FirstUncatchedInvestigatorCatched</text:p>
          </table:table-cell>
          <table:table-cell office:value-type="string" calcext:value-type="string">
            <text:p>Расследование спецслужб точно</text:p>
            <text:p>зайде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office:value-type="string" calcext:value-type="string">
            <text:p>Расследование спецслужб точно</text:p>
            <text:p>зайде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table:number-columns-repeated="125"/>
        </table:table-row>
        <table:table-row table:style-name="ro16">
          <table:table-cell office:value-type="string" calcext:value-type="string">
            <text:p>Task_tutorial_Recrutment</text:p>
          </table:table-cell>
          <table:table-cell office:value-type="string" calcext:value-type="string">
            <text:p>Recrutement</text:p>
          </table:table-cell>
          <table:table-cell office:value-type="string" calcext:value-type="string">
            <text:p>Вербовать людей</text:p>
          </table:table-cell>
          <table:table-cell table:number-columns-repeated="125"/>
        </table:table-row>
        <table:table-row table:style-name="ro17">
          <table:table-cell office:value-type="string" calcext:value-type="string">
            <text:p>Task_tutorial_RealWork</text:p>
          </table:table-cell>
          <table:table-cell office:value-type="string" calcext:value-type="string">
            <text:p>Real work</text:p>
          </table:table-cell>
          <table:table-cell office:value-type="string" calcext:value-type="string">
            <text:p>Грабить корованы</text:p>
          </table:table-cell>
          <table:table-cell table:number-columns-repeated="125"/>
        </table:table-row>
        <table:table-row table:style-name="ro17">
          <table:table-cell office:value-type="string" calcext:value-type="string">
            <text:p>Task_alpha1_Recrutment_university</text:p>
          </table:table-cell>
          <table:table-cell office:value-type="string" calcext:value-type="string">
            <text:p>Recrut students</text:p>
          </table:table-cell>
          <table:table-cell office:value-type="string" calcext:value-type="string">
            <text:p>Вербовать студентов</text:p>
          </table:table-cell>
          <table:table-cell table:number-columns-repeated="125"/>
        </table:table-row>
        <table:table-row table:style-name="ro17">
          <table:table-cell office:value-type="string" calcext:value-type="string">
            <text:p>Task_alpha1_Recrutment_government</text:p>
          </table:table-cell>
          <table:table-cell office:value-type="string" calcext:value-type="string">
            <text:p>Recrut government workers</text:p>
          </table:table-cell>
          <table:table-cell office:value-type="string" calcext:value-type="string">
            <text:p>Вербовать гос.служащих</text:p>
          </table:table-cell>
          <table:table-cell table:number-columns-repeated="125"/>
        </table:table-row>
        <table:table-row table:style-name="ro17">
          <table:table-cell office:value-type="string" calcext:value-type="string">
            <text:p>Task_alpha1_Recrutment_military</text:p>
          </table:table-cell>
          <table:table-cell office:value-type="string" calcext:value-type="string">
            <text:p>Recrut officers</text:p>
          </table:table-cell>
          <table:table-cell office:value-type="string" calcext:value-type="string">
            <text:p>Вербовать военных</text:p>
          </table:table-cell>
          <table:table-cell table:number-columns-repeated="125"/>
        </table:table-row>
        <table:table-row table:style-name="ro17">
          <table:table-cell office:value-type="string" calcext:value-type="string">
            <text:p>Task_alpha1_DrugsTrading</text:p>
          </table:table-cell>
          <table:table-cell office:value-type="string" calcext:value-type="string">
            <text:p>Trade some</text:p>
          </table:table-cell>
          <table:table-cell office:value-type="string" calcext:value-type="string">
            <text:p>Сбыт котиков</text:p>
          </table:table-cell>
          <table:table-cell table:number-columns-repeated="125"/>
        </table:table-row>
        <table:table-row table:style-name="ro17">
          <table:table-cell office:value-type="string" calcext:value-type="string">
            <text:p>Task_alpha1_Autostealings</text:p>
          </table:table-cell>
          <table:table-cell office:value-type="string" calcext:value-type="string">
            <text:p>Steal auto</text:p>
          </table:table-cell>
          <table:table-cell office:value-type="string" calcext:value-type="string">
            <text:p>Воровать автомобили</text:p>
          </table:table-cell>
          <table:table-cell table:number-columns-repeated="125"/>
        </table:table-row>
        <table:table-row table:style-name="ro17">
          <table:table-cell office:value-type="string" calcext:value-type="string">
            <text:p>Task_alpha1_Freelance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Работать по найму</text:p>
          </table:table-cell>
          <table:table-cell table:number-columns-repeated="125"/>
        </table:table-row>
        <table:table-row table:style-name="ro17">
          <table:table-cell office:value-type="string" calcext:value-type="string">
            <text:p>Task_alpha1_PrivateDetectiveInvestigation</text:p>
          </table:table-cell>
          <table:table-cell table:style-name="ce1" office:value-type="string" calcext:value-type="string">
            <text:p>Private detective investigation</text:p>
          </table:table-cell>
          <table:table-cell office:value-type="string" calcext:value-type="string">
            <text:p>Работать частным детективом</text:p>
          </table:table-cell>
          <table:table-cell table:number-columns-repeated="125"/>
        </table:table-row>
        <table:table-row table:style-name="ro16" table:number-rows-repeated="215">
          <table:table-cell table:number-columns-repeated="128"/>
        </table:table-row>
        <table:table-row table:style-name="ro16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 table:print="false">
        <table:table-column table:style-name="co6" table:default-cell-style-name="ce2"/>
        <table:table-column table:style-name="co4" table:number-columns-repeated="127" table:default-cell-style-name="ce2"/>
        <table:table-row table:style-name="ro18">
          <table:table-cell table:number-columns-repeated="128"/>
        </table:table-row>
        <table:table-row table:style-name="ro16" table:number-rows-repeated="126">
          <table:table-cell table:number-columns-repeated="128"/>
        </table:table-row>
        <table:table-row table:style-name="ro16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 table:print="false">
        <table:table-column table:style-name="co6" table:default-cell-style-name="ce2"/>
        <table:table-column table:style-name="co4" table:number-columns-repeated="127" table:default-cell-style-name="ce2"/>
        <table:table-row table:style-name="ro18">
          <table:table-cell table:number-columns-repeated="128"/>
        </table:table-row>
        <table:table-row table:style-name="ro16" table:number-rows-repeated="126">
          <table:table-cell table:number-columns-repeated="128"/>
        </table:table-row>
        <table:table-row table:style-name="ro16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/00/0000</text:date>, <text:time style:data-style-name="N2" text:time-value="16:54:50.618265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8T15:39:08.422122566</dc:date>
    <meta:creation-date>2009-04-16T11:32:48Z</meta:creation-date>
    <meta:editing-cycles>51</meta:editing-cycles>
    <meta:editing-duration>PT20H41M24S</meta:editing-duration>
    <meta:generator>LibreOffice/4.2.7.2$Linux_X86_64 LibreOffice_project/420m0$Build-2</meta:generator>
    <dc:creator>Pavel Grebnev</dc:creator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